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71">
            <text:p>0,71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93">
            <text:p>0,93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1.19">
            <text:p>1,19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63">
            <text:p>1,63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77">
            <text:p>1,77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33">
            <text:p>2,33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2.6">
            <text:p>2,6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4:3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4:35:01.02</meta:creation-date>
    <dc:date>2022-02-13T14:38:28.34</dc:date>
    <meta:editing-duration>PT3M27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